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Standard">
      <style:paragraph-properties fo:margin-left="0.2917in" fo:margin-right="0in" fo:text-indent="0in" style:auto-text-indent="false">
        <style:tab-stops/>
      </style:paragraph-properties>
    </style:style>
    <style:style style:name="P18" style:family="paragraph" style:parent-style-name="Standard">
      <style:paragraph-properties fo:margin-left="0.3917in" fo:margin-right="0in" fo:text-indent="0in" style:auto-text-indent="false"/>
    </style:style>
    <style:style style:name="P19" style:family="paragraph" style:parent-style-name="Table_20_Heading">
      <style:paragraph-properties fo:text-align="start" style:justify-single-word="false"/>
      <style:text-properties fo:font-weight="normal" style:font-weight-asian="normal" style:font-weight-complex="normal"/>
    </style:style>
    <style:style style:name="P20" style:family="paragraph" style:parent-style-name="Standard">
      <style:paragraph-properties fo:margin-left="0in" fo:margin-right="0in" fo:text-indent="0in" style:auto-text-indent="false">
        <style:tab-stops/>
      </style:paragraph-properties>
    </style:style>
    <style:style style:name="P21" style:family="paragraph" style:parent-style-name="Heading_20_2">
      <style:paragraph-properties fo:margin-left="0in" fo:margin-right="0in" fo:text-indent="0in" style:auto-text-indent="false"/>
    </style:style>
    <style:style style:name="P22" style:family="paragraph" style:parent-style-name="Heading_20_2">
      <style:paragraph-properties fo:margin-left="0in" fo:margin-right="0in" fo:text-indent="0in" style:auto-text-indent="false">
        <style:tab-stops/>
      </style:paragraph-properties>
    </style:style>
    <style:style style:name="P23" style:family="paragraph" style:parent-style-name="Text_20_body">
      <style:paragraph-properties fo:margin-left="0in" fo:margin-right="0in" fo:text-indent="0in" style:auto-text-indent="false">
        <style:tab-stops/>
      </style:paragraph-properties>
    </style:style>
    <style:style style:name="P24" style:family="paragraph" style:parent-style-name="Standard">
      <style:paragraph-properties fo:margin-left="0.4in" fo:margin-right="0in" fo:text-indent="0in" style:auto-text-indent="false"/>
    </style:style>
    <style:style style:name="P25" style:family="paragraph" style:parent-style-name="Standard">
      <style:paragraph-properties fo:margin-left="0.1917in" fo:margin-right="0in" fo:text-indent="0in" style:auto-text-indent="false"/>
    </style:style>
    <style:style style:name="P26" style:family="paragraph" style:parent-style-name="Standard">
      <style:paragraph-properties fo:margin-left="0.6083in" fo:margin-right="0in" fo:text-indent="-0.3165in" style:auto-text-indent="false">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7283in" style:type="right" style:leader-style="dotted" style:leader-text="."/>
        </style:tab-stops>
      </style:paragraph-properties>
    </style:style>
    <style:style style:name="P29" style:family="paragraph" style:parent-style-name="Contents_20_3">
      <style:paragraph-properties>
        <style:tab-stops>
          <style:tab-stop style:position="6.5319in" style:type="right" style:leader-style="dotted" style:leader-text="."/>
        </style:tab-stops>
      </style:paragraph-properties>
    </style:style>
    <style:style style:name="P30" style:family="paragraph" style:parent-style-name="Contents_20_4">
      <style:paragraph-properties>
        <style:tab-stops>
          <style:tab-stop style:position="6.3354in" style:type="right" style:leader-style="dotted" style:leader-text="."/>
        </style:tab-stops>
      </style:paragraph-properties>
    </style:style>
    <style:style style:name="P31" style:family="paragraph" style:parent-style-name="Standard">
      <style:paragraph-properties fo:line-height="100%"/>
    </style:style>
    <style:style style:name="P32" style:family="paragraph" style:parent-style-name="Standard">
      <style:paragraph-properties fo:margin-left="0.4165in" fo:margin-right="0in" fo:text-indent="0in" style:auto-text-indent="false"/>
    </style:style>
    <style:style style:name="P33" style:family="paragraph" style:parent-style-name="Standard">
      <style:paragraph-properties fo:margin-left="0.4083in" fo:margin-right="0in" fo:text-indent="0in" style:auto-text-indent="false"/>
    </style:style>
    <style:style style:name="P34" style:family="paragraph" style:parent-style-name="Standard">
      <style:paragraph-properties fo:margin-left="-0.0083in" fo:margin-right="0in" fo:text-indent="0in" style:auto-text-indent="false"/>
    </style:style>
    <style:style style:name="P35" style:family="paragraph" style:parent-style-name="Standard">
      <style:paragraph-properties fo:margin-left="0.0083in" fo:margin-right="0in" fo:text-indent="0in" style:auto-text-indent="false"/>
    </style:style>
    <style:style style:name="P36" style:family="paragraph" style:parent-style-name="Standard">
      <style:paragraph-properties fo:margin-left="0.3917in" fo:margin-right="0in" fo:text-indent="0in" style:auto-text-indent="false"/>
    </style:style>
    <style:style style:name="P37" style:family="paragraph" style:parent-style-name="Standard">
      <style:paragraph-properties fo:margin-left="0.4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4">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 Preface<text:tab/>7</text:p>
          <text:p text:style-name="P28">1.1 Dedication<text:tab/>7</text:p>
          <text:p text:style-name="P28">1.2 Acknowledgments<text:tab/>7</text:p>
          <text:p text:style-name="P28">1.3 Support Group<text:tab/>7</text:p>
          <text:p text:style-name="P27">2 Introduction<text:tab/>8</text:p>
          <text:p text:style-name="P28">2.1 What Is A Mathematics Computing Environment?<text:tab/>8</text:p>
          <text:p text:style-name="P28">2.2 What Is MathRider?<text:tab/>9</text:p>
          <text:p text:style-name="P28">2.3 What Inspired The Creation Of Mathrider?<text:tab/>10</text:p>
          <text:p text:style-name="P27">3 Downloading And Installing MathRider<text:tab/>10</text:p>
          <text:p text:style-name="P28">3.1 Installing Sun's Java Implementation<text:tab/>10</text:p>
          <text:p text:style-name="P29">3.1.1 Installing Java On A Windows PC<text:tab/>11</text:p>
          <text:p text:style-name="P29">3.1.2 Installing Java On A Macintosh<text:tab/>11</text:p>
          <text:p text:style-name="P29">3.1.3 Installing Java On A Linux PC<text:tab/>11</text:p>
          <text:p text:style-name="P28">3.2 Downloading And Extracting<text:tab/>12</text:p>
          <text:p text:style-name="P29">3.2.1 Extracting The Archive File For Windows Users<text:tab/>12</text:p>
          <text:p text:style-name="P29">3.2.2 Extracting The Archive File For Unix Users<text:tab/>13</text:p>
          <text:p text:style-name="P28">3.3 MathRider's Directory Structure And Execution Instructions<text:tab/>13</text:p>
          <text:p text:style-name="P29">3.3.1 Executing MathRider On Windows Systems<text:tab/>14</text:p>
          <text:p text:style-name="P29">3.3.2 Executing MathRider On Unix Systems<text:tab/>14</text:p>
          <text:p text:style-name="P27">4 The Graphical User Interface<text:tab/>14</text:p>
          <text:p text:style-name="P28">4.1 Buffers And Text Areas<text:tab/>14</text:p>
          <text:p text:style-name="P28">4.2 The Gutter<text:tab/>14</text:p>
          <text:p text:style-name="P28">4.3 Menus<text:tab/>14</text:p>
          <text:p text:style-name="P29">4.3.1 File<text:tab/>15</text:p>
          <text:p text:style-name="P29">4.3.2 Edit<text:tab/>15</text:p>
          <text:p text:style-name="P29">4.3.3 Search<text:tab/>15</text:p>
          <text:p text:style-name="P29">4.3.4 Markers<text:tab/>15</text:p>
          <text:p text:style-name="P29">4.3.5 Folding<text:tab/>16</text:p>
          <text:p text:style-name="P29"><text:soft-page-break/>4.3.6 View<text:tab/>16</text:p>
          <text:p text:style-name="P29">4.3.7 Utilities<text:tab/>16</text:p>
          <text:p text:style-name="P29">4.3.8 Macros<text:tab/>16</text:p>
          <text:p text:style-name="P29">4.3.9 Plugins<text:tab/>17</text:p>
          <text:p text:style-name="P29">4.3.10 Help<text:tab/>17</text:p>
          <text:p text:style-name="P28">4.4 The Toolbar<text:tab/>17</text:p>
          <text:p text:style-name="P27">5 MathRider's Plugin-Based Extension Mechanism<text:tab/>17</text:p>
          <text:p text:style-name="P28">5.1 What Is A Plugin?<text:tab/>17</text:p>
          <text:p text:style-name="P28">5.2 Which Plugins Are Currently Included When MathRider Is Installed?<text:tab/>17</text:p>
          <text:p text:style-name="P28">5.3 What Kind Of Plugins Are Possible?<text:tab/>18</text:p>
          <text:p text:style-name="P27">6 Exploring The MathRider Application<text:tab/>18</text:p>
          <text:p text:style-name="P28">6.1 The Console<text:tab/>18</text:p>
          <text:p text:style-name="P28">6.2 Yacas Program Files<text:tab/>18</text:p>
          <text:p text:style-name="P28">6.3 MathRider Worksheets<text:tab/>18</text:p>
          <text:p text:style-name="P28">6.4 Plugins<text:tab/>18</text:p>
          <text:p text:style-name="P27">7 The Yacas Documentation Plugin<text:tab/>19</text:p>
          <text:p text:style-name="P28">7.1 Mini Web Browser Interface<text:tab/>19</text:p>
          <text:p text:style-name="P28">7.2 Function List<text:tab/>19</text:p>
          <text:p text:style-name="P27">8 Symbolic Vs. Numeric Calculations<text:tab/>19</text:p>
          <text:p text:style-name="P28">8.1 Using The JYacas Console As A Numeric (Scientific) Calculator<text:tab/>19</text:p>
          <text:p text:style-name="P28">8.2 Using The JYacas Console As A Symbolic Calculator<text:tab/>20</text:p>
          <text:p text:style-name="P27">9 Using MathRider As A Programmer's Text Editor<text:tab/>20</text:p>
          <text:p text:style-name="P28">9.1 Creating, Opening, And Saving Files<text:tab/>20</text:p>
          <text:p text:style-name="P28">9.2 Editing Files<text:tab/>20</text:p>
          <text:p text:style-name="P29">9.2.1 Rectangular Selection Mode<text:tab/>20</text:p>
          <text:p text:style-name="P28">9.3 File Modes<text:tab/>20</text:p>
          <text:p text:style-name="P28">9.4 Entering And Executing Yacas Programs<text:tab/>20</text:p>
          <text:p text:style-name="P27">10 MathRider Worksheet Files<text:tab/>20</text:p>
          <text:p text:style-name="P28">10.1 Code Folds<text:tab/>20</text:p>
          <text:p text:style-name="P29">10.1.1 Fold Types<text:tab/>20</text:p>
          <text:p text:style-name="P29">10.1.2 Fold Properties<text:tab/>20</text:p>
          <text:p text:style-name="P28"><text:soft-page-break/>10.2 Interaction With Plugins<text:tab/>20</text:p>
          <text:p text:style-name="P27">11 Yacas Programming Fundamentals<text:tab/>21</text:p>
          <text:p text:style-name="P28">11.1 Objects, Values, And Expressions<text:tab/>21</text:p>
          <text:p text:style-name="P28">11.2 Operators<text:tab/>22</text:p>
          <text:p text:style-name="P28">11.3 Operator Precedence<text:tab/>23</text:p>
          <text:p text:style-name="P28">11.4 Changing The Order Of Operations In An Expression<text:tab/>23</text:p>
          <text:p text:style-name="P28">11.5 Variables<text:tab/>24</text:p>
          <text:p text:style-name="P28">11.6 Statements<text:tab/>26</text:p>
          <text:p text:style-name="P29">11.6.1 The print Statement<text:tab/>26</text:p>
          <text:p text:style-name="P28">11.7 Strings<text:tab/>27</text:p>
          <text:p text:style-name="P28">11.8 Comments<text:tab/>27</text:p>
          <text:p text:style-name="P28">11.9 Conditional Operators<text:tab/>28</text:p>
          <text:p text:style-name="P28">11.10 Making Decisions With The if Statement<text:tab/>31</text:p>
          <text:p text:style-name="P28">11.11 The and, or, And not Boolean Operators<text:tab/>32</text:p>
          <text:p text:style-name="P28">11.12 Looping With The while Statement<text:tab/>34</text:p>
          <text:p text:style-name="P28">11.13 Long-Running Loops, Infinite Loops, And Interrupting Execution<text:tab/>36</text:p>
          <text:p text:style-name="P28">11.14 Inserting And Deleting Worksheet Cells<text:tab/>37</text:p>
          <text:p text:style-name="P28">11.15 Introduction To More Advanced Object Types<text:tab/>37</text:p>
          <text:p text:style-name="P29">11.15.1 Rational Numbers<text:tab/>37</text:p>
          <text:p text:style-name="P29">11.15.2 Real Numbers<text:tab/>38</text:p>
          <text:p text:style-name="P29">11.15.3 Objects That Hold Sequences Of Other Objects: Lists And Tuples<text:tab/>38</text:p>
          <text:p text:style-name="P30">11.15.3.1 Tuple Packing And Unpacking<text:tab/>40</text:p>
          <text:p text:style-name="P28">11.16 Using while Loops With Lists And Tuples<text:tab/>40</text:p>
          <text:p text:style-name="P28">11.17 The in Operator<text:tab/>41</text:p>
          <text:p text:style-name="P28">11.18 Looping With The for Statement<text:tab/>41</text:p>
          <text:p text:style-name="P28">11.19 Functions<text:tab/>42</text:p>
          <text:p text:style-name="P28">11.20 Functions Are Defined Using the def Statement<text:tab/>42</text:p>
          <text:p text:style-name="P28">11.21 A Subset Of Functions Included In MathRider<text:tab/>43</text:p>
          <text:p text:style-name="P28">11.22 Obtaining Information On MathRider Functions<text:tab/>44</text:p>
          <text:p text:style-name="P28">11.23 Information Is Also Available On User-Entered Functions<text:tab/>44</text:p>
          <text:p text:style-name="P28">11.24 Examples Which Use Functions Included With MathRider<text:tab/>45</text:p>
          <text:p text:style-name="P28"><text:soft-page-break/>11.25 Using srange() And zip() With The for Statement<text:tab/>47</text:p>
          <text:p text:style-name="P28">11.26 List Comprehensions<text:tab/>47</text:p>
          <text:p text:style-name="P27">12 Miscellaneous Topics<text:tab/>48</text:p>
          <text:p text:style-name="P28">12.1 Referencing The Result Of The Previous Operation<text:tab/>48</text:p>
          <text:p text:style-name="P28">12.2 Exceptions<text:tab/>48</text:p>
          <text:p text:style-name="P28">12.3 Obtaining Numeric Results<text:tab/>49</text:p>
          <text:p text:style-name="P28">12.4 Style Guide For Expressions<text:tab/>50</text:p>
          <text:p text:style-name="P28">12.5 Built-in Constants<text:tab/>50</text:p>
          <text:p text:style-name="P28">12.6 Roots<text:tab/>51</text:p>
          <text:p text:style-name="P28">12.7 Symbolic Variables<text:tab/>52</text:p>
          <text:p text:style-name="P28">12.8 Symbolic Expressions<text:tab/>53</text:p>
          <text:p text:style-name="P29">12.8.1 Expanding And Factoring<text:tab/>54</text:p>
          <text:p text:style-name="P29">12.8.2 Miscellaneous Symbolic Expression Examples<text:tab/>54</text:p>
          <text:p text:style-name="P29">12.8.3 Passing Values To Symbolic Expressions<text:tab/>54</text:p>
          <text:p text:style-name="P28">12.9 Symbolic Equations and The solve() Function<text:tab/>55</text:p>
          <text:p text:style-name="P28">12.10 Symbolic Mathematical Functions<text:tab/>56</text:p>
          <text:p text:style-name="P28">12.11 Finding Roots Graphically And Numerically With The find_root() Method<text:tab/>57</text:p>
          <text:p text:style-name="P28">12.12 Displaying Mathematical Objects In Traditional Form<text:tab/>57</text:p>
          <text:p text:style-name="P28">12.13 LaTeX Is Used To Display Objects In Traditional Mathematics Form<text:tab/>58</text:p>
          <text:p text:style-name="P28">12.14 Sets<text:tab/>58</text:p>
          <text:p text:style-name="P27">13 2D Plotting<text:tab/>59</text:p>
          <text:p text:style-name="P28">13.1 The plot() And show() Functions<text:tab/>59</text:p>
          <text:p text:style-name="P29">13.1.1 Combining Plots And Changing The Plotting Color<text:tab/>60</text:p>
          <text:p text:style-name="P29">13.1.2 Combining Graphics With A Graphics Object<text:tab/>60</text:p>
          <text:p text:style-name="P28">13.2 Advanced Plotting With matplotlib<text:tab/>61</text:p>
          <text:p text:style-name="P29">13.2.1 Plotting Data From Lists With Grid Lines And Axes Labels<text:tab/>61</text:p>
          <text:p text:style-name="P29">13.2.2 Plotting With A Logarithmic Y Axis<text:tab/>62</text:p>
          <text:p text:style-name="P29">13.2.3 Two Plots With Labels Inside Of The Plot<text:tab/>63</text:p>
          <text:p text:style-name="P27">14 MathRider Usage Styles<text:tab/>63</text:p>
          <text:p text:style-name="P28">14.1 The Speed Usage Style<text:tab/>63</text:p>
          <text:p text:style-name="P28">14.2 The OpenOffice Presentation Usage Style<text:tab/>64</text:p>
          <text:p text:style-name="P27"><text:soft-page-break/>15 High School Math Problems (most of the problems are still in development)<text:tab/>64</text:p>
          <text:p text:style-name="P28">15.1 Pre-Algebra<text:tab/>64</text:p>
          <text:p text:style-name="P29">15.1.1 Equations<text:tab/>64</text:p>
          <text:p text:style-name="P29">15.1.2 Expressions<text:tab/>64</text:p>
          <text:p text:style-name="P29">15.1.3 Geometry<text:tab/>64</text:p>
          <text:p text:style-name="P29">15.1.4 Inequalities<text:tab/>64</text:p>
          <text:p text:style-name="P29">15.1.5 Linear Functions<text:tab/>64</text:p>
          <text:p text:style-name="P29">15.1.6 Measurement<text:tab/>64</text:p>
          <text:p text:style-name="P29">15.1.7 Nonlinear Functions<text:tab/>65</text:p>
          <text:p text:style-name="P29">15.1.8 Number Sense And Operations<text:tab/>65</text:p>
          <text:p text:style-name="P30">15.1.8.1 Express an integer fraction in lowest terms<text:tab/>65</text:p>
          <text:p text:style-name="P29">15.1.9 Polynomial Functions<text:tab/>66</text:p>
          <text:p text:style-name="P28">15.2 Algebra<text:tab/>66</text:p>
          <text:p text:style-name="P29">15.2.1 Absolute Value Functions<text:tab/>66</text:p>
          <text:p text:style-name="P29">15.2.2 Complex Numbers<text:tab/>66</text:p>
          <text:p text:style-name="P29">15.2.3 Composite Functions<text:tab/>66</text:p>
          <text:p text:style-name="P29">15.2.4 Conics<text:tab/>66</text:p>
          <text:p text:style-name="P29">15.2.5 Data Analysis<text:tab/>66</text:p>
          <text:p text:style-name="P29">15.2.6 Discrete Mathematics <text:tab/>66</text:p>
          <text:p text:style-name="P29">15.2.7 Equations<text:tab/>67</text:p>
          <text:p text:style-name="P30">15.2.7.1 Express a symbolic fraction in lowest terms<text:tab/>67</text:p>
          <text:p text:style-name="P30">15.2.7.2 Determine the product of two symbolic fractions<text:tab/>68</text:p>
          <text:p text:style-name="P30">15.2.7.3 Solve a linear equation for x<text:tab/>69</text:p>
          <text:p text:style-name="P30">15.2.7.4 Solve a linear equation which has fractions<text:tab/>70</text:p>
          <text:p text:style-name="P29">15.2.8 Exponential Functions<text:tab/>71</text:p>
          <text:p text:style-name="P29">15.2.9 Exponents<text:tab/>71</text:p>
          <text:p text:style-name="P29">15.2.10 Expressions<text:tab/>71</text:p>
          <text:p text:style-name="P29">15.2.11 Inequalities<text:tab/>72</text:p>
          <text:p text:style-name="P29">15.2.12 Inverse Functions<text:tab/>72</text:p>
          <text:p text:style-name="P29">15.2.13 Linear Equations And Functions<text:tab/>72</text:p>
          <text:p text:style-name="P29">15.2.14 Linear Programming<text:tab/>72</text:p>
          <text:p text:style-name="P29"><text:soft-page-break/>15.2.15 Logarithmic Functions<text:tab/>72</text:p>
          <text:p text:style-name="P29">15.2.16 Logistic Functions<text:tab/>72</text:p>
          <text:p text:style-name="P29">15.2.17 Matrices<text:tab/>72</text:p>
          <text:p text:style-name="P29">15.2.18 Parametric Equations<text:tab/>72</text:p>
          <text:p text:style-name="P29">15.2.19 Piecewise Functions<text:tab/>73</text:p>
          <text:p text:style-name="P29">15.2.20 Polynomial Functions<text:tab/>73</text:p>
          <text:p text:style-name="P29">15.2.21 Power Functions<text:tab/>73</text:p>
          <text:p text:style-name="P29">15.2.22 Quadratic Functions<text:tab/>73</text:p>
          <text:p text:style-name="P29">15.2.23 Radical Functions<text:tab/>73</text:p>
          <text:p text:style-name="P29">15.2.24 Rational Functions<text:tab/>73</text:p>
          <text:p text:style-name="P29">15.2.25 Sequences<text:tab/>73</text:p>
          <text:p text:style-name="P29">15.2.26 Series<text:tab/>73</text:p>
          <text:p text:style-name="P29">15.2.27 Systems of Equations<text:tab/>73</text:p>
          <text:p text:style-name="P29">15.2.28 Transformations<text:tab/>74</text:p>
          <text:p text:style-name="P29">15.2.29 Trigonometric Functions<text:tab/>74</text:p>
          <text:p text:style-name="P28">15.3 Precalculus And Trigonometry<text:tab/>74</text:p>
          <text:p text:style-name="P29">15.3.1 Binomial Theorem<text:tab/>74</text:p>
          <text:p text:style-name="P29">15.3.2 Complex Numbers<text:tab/>74</text:p>
          <text:p text:style-name="P29">15.3.3 Composite Functions<text:tab/>74</text:p>
          <text:p text:style-name="P29">15.3.4 Conics<text:tab/>74</text:p>
          <text:p text:style-name="P29">15.3.5 Data Analysis<text:tab/>74</text:p>
          <text:p text:style-name="P29">15.3.6 Discrete Mathematics<text:tab/>75</text:p>
          <text:p text:style-name="P29">15.3.7 Equations<text:tab/>75</text:p>
          <text:p text:style-name="P29">15.3.8 Exponential Functions<text:tab/>75</text:p>
          <text:p text:style-name="P29">15.3.9 Inverse Functions<text:tab/>75</text:p>
          <text:p text:style-name="P29">15.3.10 Logarithmic Functions<text:tab/>75</text:p>
          <text:p text:style-name="P29">15.3.11 Logistic Functions<text:tab/>75</text:p>
          <text:p text:style-name="P29">15.3.12 Matrices And Matrix Algebra<text:tab/>75</text:p>
          <text:p text:style-name="P29">15.3.13 Mathematical Analysis<text:tab/>75</text:p>
          <text:p text:style-name="P29">15.3.14 Parametric Equations<text:tab/>76</text:p>
          <text:p text:style-name="P29">15.3.15 Piecewise Functions<text:tab/>76</text:p>
          <text:p text:style-name="P29"><text:soft-page-break/>15.3.16 Polar Equations<text:tab/>76</text:p>
          <text:p text:style-name="P29">15.3.17 Polynomial Functions<text:tab/>76</text:p>
          <text:p text:style-name="P29">15.3.18 Power Functions<text:tab/>76</text:p>
          <text:p text:style-name="P29">15.3.19 Quadratic Functions<text:tab/>76</text:p>
          <text:p text:style-name="P29">15.3.20 Radical Functions<text:tab/>76</text:p>
          <text:p text:style-name="P29">15.3.21 Rational Functions<text:tab/>76</text:p>
          <text:p text:style-name="P29">15.3.22 Real Numbers<text:tab/>76</text:p>
          <text:p text:style-name="P29">15.3.23 Sequences<text:tab/>77</text:p>
          <text:p text:style-name="P29">15.3.24 Series<text:tab/>77</text:p>
          <text:p text:style-name="P29">15.3.25 Sets<text:tab/>77</text:p>
          <text:p text:style-name="P29">15.3.26 Systems of Equations<text:tab/>77</text:p>
          <text:p text:style-name="P29">15.3.27 Transformations<text:tab/>77</text:p>
          <text:p text:style-name="P29">15.3.28 Trigonometric Functions<text:tab/>77</text:p>
          <text:p text:style-name="P29">15.3.29 Vectors<text:tab/>77</text:p>
          <text:p text:style-name="P28">15.4 Calculus<text:tab/>77</text:p>
          <text:p text:style-name="P29">15.4.1 Derivatives<text:tab/>78</text:p>
          <text:p text:style-name="P29">15.4.2 Integrals<text:tab/>78</text:p>
          <text:p text:style-name="P29">15.4.3 Limits<text:tab/>78</text:p>
          <text:p text:style-name="P29">15.4.4 Polynomial Approximations And Series<text:tab/>78</text:p>
          <text:p text:style-name="P28">15.5 Statistics<text:tab/>78</text:p>
          <text:p text:style-name="P29">15.5.1 Data Analysis<text:tab/>78</text:p>
          <text:p text:style-name="P29">15.5.2 Inferential Statistics<text:tab/>78</text:p>
          <text:p text:style-name="P29">15.5.3 Normal Distributions<text:tab/>78</text:p>
          <text:p text:style-name="P29">15.5.4 One Variable Analysis<text:tab/>78</text:p>
          <text:p text:style-name="P29">15.5.5 Probability And Simulation<text:tab/>79</text:p>
          <text:p text:style-name="P29">15.5.6 Two Variable Analysis<text:tab/>79</text:p>
          <text:p text:style-name="P27">16 High School Science Problems<text:tab/>79</text:p>
          <text:p text:style-name="P28">16.1 Physics<text:tab/>79</text:p>
          <text:p text:style-name="P29">16.1.1 Atomic Physics<text:tab/>79</text:p>
          <text:p text:style-name="P29">16.1.2 Circular Motion<text:tab/>79</text:p>
          <text:p text:style-name="P29">16.1.3 Dynamics<text:tab/>79</text:p>
          <text:p text:style-name="P29"><text:soft-page-break/>16.1.4 Electricity And Magnetism<text:tab/>79</text:p>
          <text:p text:style-name="P29">16.1.5 Fluids<text:tab/>80</text:p>
          <text:p text:style-name="P29">16.1.6 Kinematics<text:tab/>80</text:p>
          <text:p text:style-name="P29">16.1.7 Light<text:tab/>80</text:p>
          <text:p text:style-name="P29">16.1.8 Optics<text:tab/>80</text:p>
          <text:p text:style-name="P29">16.1.9 Relativity<text:tab/>80</text:p>
          <text:p text:style-name="P29">16.1.10 Rotational Motion<text:tab/>80</text:p>
          <text:p text:style-name="P29">16.1.11 Sound<text:tab/>80</text:p>
          <text:p text:style-name="P29">16.1.12 Waves<text:tab/>80</text:p>
          <text:p text:style-name="P29">16.1.13 Thermodynamics<text:tab/>80</text:p>
          <text:p text:style-name="P29">16.1.14 Work<text:tab/>81</text:p>
          <text:p text:style-name="P29">16.1.15 Energy<text:tab/>81</text:p>
          <text:p text:style-name="P29">16.1.16 Momentum<text:tab/>81</text:p>
          <text:p text:style-name="P29">16.1.17 Boiling<text:tab/>81</text:p>
          <text:p text:style-name="P29">16.1.18 Buoyancy<text:tab/>81</text:p>
          <text:p text:style-name="P29">16.1.19 Convection<text:tab/>81</text:p>
          <text:p text:style-name="P29">16.1.20 Density<text:tab/>81</text:p>
          <text:p text:style-name="P29">16.1.21 Diffusion<text:tab/>81</text:p>
          <text:p text:style-name="P29">16.1.22 Freezing<text:tab/>82</text:p>
          <text:p text:style-name="P29">16.1.23 Friction<text:tab/>82</text:p>
          <text:p text:style-name="P29">16.1.24 Heat Transfer<text:tab/>82</text:p>
          <text:p text:style-name="P29">16.1.25 Insulation<text:tab/>82</text:p>
          <text:p text:style-name="P29">16.1.26 Newton's Laws<text:tab/>82</text:p>
          <text:p text:style-name="P29">16.1.27 Pressure<text:tab/>82</text:p>
          <text:p text:style-name="P29">16.1.28 Pulleys<text:tab/>82</text:p>
          <text:p text:style-name="P27">17 Fundamentals Of Computation<text:tab/>83</text:p>
          <text:p text:style-name="P28">17.1 What Is A Computer?<text:tab/>83</text:p>
          <text:p text:style-name="P28">17.2 Contextual Meaning<text:tab/>84</text:p>
          <text:p text:style-name="P28">17.3 Variables<text:tab/>84</text:p>
          <text:p text:style-name="P28">17.4 Models<text:tab/>85</text:p>
          <text:p text:style-name="P28">17.5 Machine Language<text:tab/>86</text:p>
          <text:p text:style-name="P28"><text:soft-page-break/>17.6 Compilers And Interpreters<text:tab/>89</text:p>
          <text:p text:style-name="P28">17.7 Algorithms<text:tab/>89</text:p>
          <text:p text:style-name="P28">17.8 Computation<text:tab/>91</text:p>
          <text:p text:style-name="P28">17.9 he Mathematics Part Of Mathematics Computing Systems<text:tab/>93</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text:soft-page-break/>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9">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9">MathRider Customizer</text:p>
          </table:table-cell>
          <table:table-cell table:style-name="Table1.B2" office:value-type="string">
            <text:p text:style-name="P19">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5">Two of MathRider's main inspirations are Scott McNeally's concept of "No child held back":</text:p>
      <text:p text:style-name="P18"><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2">1) Math is a lot easier to pick up after you know how to program. In fact, if you're a halfway decent programmer, you'll find it's almost a snap.</text:p>
      <text:p text:style-name="P32"><text:soft-page-break/>2) They teach math all wrong in school. Way, WAY wrong. If you teach yourself math the right way, you'll learn faster, remember it longer, and it'll be much more valuable to you as a programmer.</text:p>
      <text:p text:style-name="P32">3) The right way to learn math is breadth-first, not depth-first. You need to survey the space, learn the names of things, figure out what's what.</text:p>
      <text:p text:style-name="P32"><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6"><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18"><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text:soft-page-break/>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3">java -version</text:p>
      <text:p text:style-name="Standard">Currently, the MathRider project has the following two options for people who need to install Sun's Java:</text:p>
      <text:p text:style-name="P24">1) Locate the Java information documentation for your Linux distribution and carefully follow the instructions provided for installing Sun's Java on your system. <text:s/></text:p>
      <text:p text:style-name="P24">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18"><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After an archive has been downloaded onto your computer, the directories and files it contains must be "extracted" from it. <text:s/>The process of extraction uncompresses copies the directories and files that are in <text:soft-page-break/>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5">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6"><text:span text:style-name="T6">doc</text:span> - Contains MathRider's documentation files.</text:p>
      <text:p text:style-name="P26"><text:span text:style-name="T6">examples</text:span> - Contains various example programs, some of which are pre-opened when MathRider is first executed.</text:p>
      <text:p text:style-name="P26"><text:span text:style-name="T6">jars</text:span> - Holds plugins, code libraries, and support scripts.</text:p>
      <text:p text:style-name="P26"><text:span text:style-name="T6">macros</text:span> - Contains various scripts that can be executed by the user.</text:p>
      <text:p text:style-name="P26"><text:span text:style-name="T6">modes</text:span> - Contains files which tell MathRider how to do syntax highlighting, etc. for various file types. <text:s/></text:p>
      <text:p text:style-name="P26"><text:soft-page-break/><text:span text:style-name="T6">settings</text:span> - Contains the application's main settings files.</text:p>
      <text:p text:style-name="P26"><text:span text:style-name="T6">startup</text:span> - Contains startup scripts that are executed each time MathRider launches.</text:p>
      <text:p text:style-name="P26"><text:span text:style-name="T6">jedit.jar</text:span> - Holds the core jEdit application which MathRider builds upon.</text:p>
      <text:p text:style-name="P26"><text:span text:style-name="T8">unix_run.sh</text:span> - The script used to execute MathRider on Unix systems.</text:p>
      <text:p text:style-name="P26"><text:span text:style-name="T8">win_run.bat</text:span> - The batch file used to execute MathRider on Windows systems.</text:p>
      <text:h text:style-name="Heading_20_3" text:outline-level="3">Executing MathRider On Windows Systems</text:h>
      <text:p text:style-name="P20">Open the <text:span text:style-name="T6">mathrider</text:span> folder and double click on the <text:span text:style-name="T8">win_run</text:span> file.</text:p>
      <text:h text:style-name="Heading_20_3" text:outline-level="3">Executing MathRider On Unix Systems</text:h>
      <text:p text:style-name="P20">Open a shell, change to the <text:span text:style-name="T6">mathrider</text:span> folder, and execute the <text:span text:style-name="T8">unix_run.sh</text:span> script by typing the following:</text:p>
      <text:p text:style-name="P17">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text:soft-page-break/>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HyperSearch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commands for scrolling a text area.</text:p>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currently selected buffer to be customized and the <text:span text:style-name="T6">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text:soft-page-break/>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0">Most of MathRider's significant power and flexibility are derived from its plugin-based extension mechanism (which it inherits from its jEdit-based "heart").</text:p>
      <text:h text:style-name="P21" text:outline-level="2"><text:soft-page-break/>Which Plugins Are Currently Included When MathRider Is Installed?</text:h>
      <text:p text:style-name="P20"><text:span text:style-name="T6">Code2HTML</text:span> - Converts a text area into HTML format ( complete with syntax hilighting) so it can be published on the web. </text:p>
      <text:p text:style-name="P20"><text:span text:style-name="T6">Console</text:span> - Contains <text:span text:style-name="T6">shell</text:span> or <text:span text:style-name="T6">command line</text:span> interfaces to various pieces of software. <text:s/>There is a shell for talking with the operating system, one for talking to BeanShell, one for talking with Piper. <text:s/>Additional shell can be added to the Console as needed.</text:p>
      <text:p text:style-name="P20"><text:span text:style-name="T6">Calculator</text:span> - An RPN (Reverse Polish Notation) calculator.</text:p>
      <text:p text:style-name="P20"><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0"><text:span text:style-name="T6">GeoGebra</text:span> - Interactive geometry software. <text:s/>MathRider also uses it as an interactive plotting package.</text:p>
      <text:p text:style-name="P20"><text:span text:style-name="T6">HotEqn</text:span> - Renders <text:a xlink:type="simple" xlink:href="#12.13.LaTeX Is Used To Display Objects In Traditional Mathematics Form|outline">LaTeX</text:a> code.</text:p>
      <text:p text:style-name="P20"><text:span text:style-name="T6">JSciCalc</text:span> - A standard scientific calculator.</text:p>
      <text:p text:style-name="P20"><text:span text:style-name="T6">Piper</text:span> - A computer algebra system that is suitable for beginners.</text:p>
      <text:p text:style-name="P20"><text:span text:style-name="T6">LaTeX Tools</text:span> - Tools to help automate LaTeX editing tasks.</text:p>
      <text:p text:style-name="P20"><text:span text:style-name="T6">Project Viewer</text:span> - Allows groups of files to be defined as projects.</text:p>
      <text:p text:style-name="P20"><text:span text:style-name="T6">QuickNotepad</text:span> - A persistent text area which notes can be entered into.</text:p>
      <text:p text:style-name="P20"><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0"><text:span text:style-name="T6">PiperDocs</text:span> - Documentation for Piper which can be navigated using a simple browser.</text:p>
      <text:h text:style-name="P22" text:outline-level="2">What Kinds Of Plugins Are Possible?</text:h>
      <text:p text:style-name="P23">Almost any application that can run on the Java platform can be made into a plugin. <text:s/>However, most plugins should fall into one of the following two categories:</text:p>
      <text:h text:style-name="Heading_20_3" text:outline-level="3">Plugins based on Java applets</text:h>
      <text:p text:style-name="P23">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3">Almost any Java-based application can be made into a MathRider plugin.</text:p>
      <text:h text:style-name="Heading_20_3" text:outline-level="3">Plugins which talk to native applications</text:h>
      <text:p text:style-name="P23">A native application is one that is not written in Java and which runs on the computer being used. <text:s/><text:soft-page-break/>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6">&lt;enter&gt;</text:span>.</text:p>
      <text:h text:style-name="Heading_20_2" text:outline-level="2">Piper Program Files</text:h>
      <text:p text:style-name="Standard">The Piper programs in the text window (which have .pi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31">The most interesting files are MathRider worksheet files (which are the ones that end with a .mws extension). <text:s/>MathRider worksheets consist of "folds" <text:s/>which contain different types of code that can be executed by pressing <text:span text:style-name="T6">&lt;shift&gt;&lt;enter&gt;</text:span> inside of a fold. <text:s/>Select the worksheet_demo_1.mws window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and try not to have too much fun doing this :-)</text:p>
      <text:p text:style-name="Standard"><text:soft-page-break/>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4">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3"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ext:soft-page-break/>theorems, or proofs, then it is plausible that the tools in a symbolic computing system will be of some use. </text:p>
      <text:p text:style-name="P24">(Problem Solving Environments and Symbolic Computing: Richard J. Fateman: <text:a xlink:type="simple" xlink:href="http://www.cs.berkeley.edu/~fateman/papers/pse.pdf">http://www.cs.berkeley.edu/~fateman/papers/pse.pdf</text:a>)</text:p>
      <text:p text:style-name="P33"/>
      <text:p text:style-name="P34"/>
      <text:h text:style-name="Heading_20_3" text:outline-level="3">Using The Piper Console As A Numeric (Scientific) Calculator</text:h>
      <text:p text:style-name="Standard"/>
      <text:p text:style-name="Standard"/>
      <text:h text:style-name="Heading_20_3" text:outline-level="3">Using The Piper Console As A Symbolic Calculator</text:h>
      <text:p text:style-name="Standard"/>
      <text:p text:style-name="Standard"/>
      <text:h text:style-name="Heading_20_1" text:outline-level="1">The Piper Documentation Plugin</text:h>
      <text:p text:style-name="Standard"/>
      <text:h text:style-name="Heading_20_2" text:outline-level="2">Mini Web Browser Interface</text:h>
      <text:p text:style-name="Standard"/>
      <text:h text:style-name="Heading_20_2" text:outline-level="2">Function List</text:h>
      <text:p text:style-name="Text_20_body"/>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text:soft-page-break/></text:p>
      <text:h text:style-name="Heading_20_2" text:outline-level="2">File Modes</text:h>
      <text:p text:style-name="Standard"/>
      <text:h text:style-name="Heading_20_2" text:outline-level="2">Entering And Executing Piper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text:soft-page-break/></text:p>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text:soft-page-break/></text:p>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text:soft-page-break/>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text:soft-page-break/>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soft-page-break/>|</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text:soft-page-break/>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soft-page-break/>|</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text:soft-page-break/>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soft-page-break/>|</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text:soft-page-break/></text:p>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text:soft-page-break/>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text:soft-page-break/>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text:soft-page-break/>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oft-page-break/><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ext:soft-page-break/>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text:soft-page-break/></text:p>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text:soft-page-break/>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ext:soft-page-break/>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text:soft-page-break/>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ext:soft-page-break/>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text:soft-page-break/>#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soft-page-break/>|</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oft-page-break/><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ext:soft-page-break/>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text:soft-page-break/>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soft-page-break/>|</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text:soft-page-break/></text:p>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text:soft-page-break/>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text:soft-page-break/></text:p>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text:soft-page-break/>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text:soft-page-break/>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text:soft-page-break/>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text:soft-page-break/>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oft-page-break/><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text:soft-page-break/>#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text:soft-page-break/>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text:soft-page-break/>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text:soft-page-break/>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text:soft-page-break/>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text:soft-page-break/></text:p>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text:soft-page-break/>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text:soft-page-break/>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text:soft-page-break/>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text:soft-page-break/>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text:soft-page-break/>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text:soft-page-break/>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soft-page-break/>|</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ext:soft-page-break/>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text:soft-page-break/>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text:soft-page-break/>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soft-page-break/><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text:soft-page-break/></text:p>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text:soft-page-break/>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text:soft-page-break/>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text:soft-page-break/>#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text:soft-page-break/>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text:soft-page-break/></text:p>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text:soft-page-break/>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ext:soft-page-break/>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text:soft-page-break/>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text:soft-page-break/>(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text:soft-page-break/>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text:soft-page-break/>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text:soft-page-break/>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soft-page-break/>|</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soft-page-break/>|</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text:soft-page-break/>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text:soft-page-break/>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text:soft-page-break/>(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text:soft-page-break/>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text:soft-page-break/>(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text:soft-page-break/>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text:soft-page-break/>(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text:soft-page-break/>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text:soft-page-break/>(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text:soft-page-break/>(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text:soft-page-break/>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text:soft-page-break/>(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5"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text:soft-page-break/></text:p>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8 - <text:date style:data-style-name="N37" text:date-value="2008-05-13T03:04:23.44" text:fixed="true">05/13/08</text:date><text:tab/>MathRider For Newbies<text:tab/><text:page-number text:select-page="current">150</text:page-number>/<text:page-count>15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05T03:13:23</dc:date>
    <meta:editing-cycles>52</meta:editing-cycles>
    <meta:editing-duration>P2DT11H37M21S</meta:editing-duration>
    <meta:user-defined meta:name="Info 1"/>
    <meta:user-defined meta:name="Info 2"/>
    <meta:user-defined meta:name="Info 3"/>
    <meta:user-defined meta:name="Info 4"/>
    <meta:document-statistic meta:table-count="1" meta:image-count="0" meta:object-count="3" meta:page-count="150" meta:paragraph-count="3086" meta:word-count="32787" meta:character-count="19516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